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ab5f" officeooo:paragraph-rsid="0014ab5f"/>
    </style:style>
    <style:style style:name="P2" style:family="paragraph" style:parent-style-name="Standard">
      <style:text-properties fo:font-size="14pt" officeooo:rsid="0012d5bf" officeooo:paragraph-rsid="0012d5bf" style:font-size-asian="14pt" style:font-size-complex="14pt"/>
    </style:style>
    <style:style style:name="P3" style:family="paragraph" style:parent-style-name="Standard">
      <style:text-properties fo:font-size="14pt" officeooo:rsid="0012d5bf" officeooo:paragraph-rsid="001589c3" style:font-size-asian="14pt" style:font-size-complex="14pt"/>
    </style:style>
    <style:style style:name="P4" style:family="paragraph" style:parent-style-name="Standard">
      <style:text-properties fo:font-size="14pt" officeooo:rsid="0014ab5f" officeooo:paragraph-rsid="0014ab5f" style:font-size-asian="14pt" style:font-size-complex="14pt"/>
    </style:style>
    <style:style style:name="T1" style:family="text">
      <style:text-properties officeooo:rsid="001589c3"/>
    </style:style>
    <style:style style:name="T2" style:family="text">
      <style:text-properties officeooo:rsid="0016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ma de migração:</text:p>
      <text:p text:style-name="P2"/>
      <text:p text:style-name="P2">A migração é feita de modo automático através <text:s/>de uma rotina que corre no servidor uma vez por semana (num horário a definir pelo administrador da aplicação). <text:span text:style-name="T2">P</text:span>ode também ser despoletada de forma manual pelo auditor. </text:p>
      <text:p text:style-name="P2">A migração é feita copiando os registos das tabelas de LOG para a bases de dados do auditor.</text:p>
      <text:p text:style-name="P3">Durante a migração apenas são copiados, <text:span text:style-name="T2">do servidor origem, </text:span>os registo cujo ID seja superior ao maior ID existente nas tabelas <text:span text:style-name="T2">da base de dados </text:span>do auditor, <text:span text:style-name="T1">assegurando assim uma migração incremental.</text:span></text:p>
      <text:p text:style-name="P4">As tabelas de LOG no servidor <text:span text:style-name="T2">origem</text:span> nunca são apagadas, assim caso haja uma problema com a base de <text:span text:style-name="T1">dados</text:span> do auditor é sempre possível voltar a copias os logs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Gonçalves</meta:initial-creator>
    <meta:creation-date>2020-03-06T18:03:45.670461351</meta:creation-date>
    <dc:date>2020-03-06T19:29:08.695000282</dc:date>
    <dc:creator>Miguel Gonçalves</dc:creator>
    <meta:editing-duration>PT34M31S</meta:editing-duration>
    <meta:editing-cycles>1</meta:editing-cycles>
    <meta:document-statistic meta:table-count="0" meta:image-count="0" meta:object-count="0" meta:page-count="1" meta:paragraph-count="5" meta:word-count="119" meta:character-count="685" meta:non-whitespace-character-count="569"/>
    <meta:generator>LibreOffice/5.3.6.1$Linux_X86_64 LibreOffice_project/30$Build-1</meta:generator>
  </office:meta>
</office:document-meta>
</file>